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AF7BC0D0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true" draw:auto-grow-width="false" fo:min-height="1.021cm" fo:min-width="0cm" fo:padding-top="0.134cm" fo:padding-bottom="0.134cm" fo:padding-left="0.268cm" fo:padding-right="0.268cm" fo:wrap-option="no-wrap" draw:shadow="hidden" draw:shadow-color="#808080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.021cm" fo:min-width="0cm" fo:padding-top="0.134cm" fo:padding-bottom="0.134cm" fo:padding-left="0.268cm" fo:padding-right="0.268cm" fo:wrap-option="no-wrap" draw:shadow="hidden" draw:shadow-color="#808080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319cm" fo:min-width="0cm" fo:padding-top="0.127cm" fo:padding-bottom="0.127cm" fo:padding-left="0.254cm" fo:padding-right="0.254cm" fo:wrap-option="no-wrap" draw:shadow="hidden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3.623cm" fo:min-width="0cm" fo:padding-top="0.127cm" fo:padding-bottom="0.127cm" fo:padding-left="0.254cm" fo:padding-right="0.254cm" fo:wrap-option="no-wrap" draw:shadow="hidden"/>
    </style:style>
    <style:style style:name="pr3" style:family="presentation" style:parent-style-name="Default-notes">
      <style:graphic-properties draw:fill-color="#ffffff" draw:auto-grow-height="true" fo:min-height="11.43cm"/>
    </style:style>
    <style:style style:name="pr4" style:family="presentation" style:parent-style-name="Default-title">
      <style:graphic-properties draw:fill-color="#ffffff" draw:auto-grow-height="true" fo:min-height="2.546cm"/>
    </style:style>
    <style:style style:name="pr5" style:family="presentation" style:parent-style-name="Default-outline1">
      <style:graphic-properties draw:fill-color="#ffffff" draw:auto-grow-height="true" fo:min-height="12.573cm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15cm" fo:min-width="0cm" fo:padding-top="0.13cm" fo:padding-bottom="0.13cm" fo:padding-left="0.5cm" fo:padding-right="0.5cm" fo:wrap-option="no-wrap" draw:shadow="hidden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center" draw:textarea-vertical-align="top" draw:auto-grow-height="true" draw:auto-grow-width="false" fo:min-height="12.901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Default-notes">
      <style:graphic-properties draw:stroke="solid" svg:stroke-width="0.026cm" svg:stroke-color="#000000" draw:stroke-linejoin="miter" draw:fill="solid" draw:fill-color="#ffffff" draw:auto-grow-height="true" fo:min-height="11.43cm" fo:padding-top="0.013cm" fo:padding-bottom="0.013cm" fo:padding-left="0.013cm" fo:padding-right="0.013cm" draw:shadow="hidden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102cm" fo:min-width="0cm" fo:padding-top="0.127cm" fo:padding-bottom="0.127cm" fo:padding-left="0.254cm" fo:padding-right="0.254cm" fo:wrap-option="no-wrap" draw:shadow="hidden"/>
    </style:style>
    <style:style style:name="pr10" style:family="presentation" style:parent-style-name="Default-notes">
      <style:graphic-properties draw:fill-color="#ffffff" fo:min-height="11.43cm"/>
    </style:style>
    <style:style style:name="P1" style:family="paragraph">
      <style:paragraph-properties fo:margin-left="0cm" fo:margin-right="0cm" style:line-height-at-least="1.058cm" text:enable-numbering="false" fo:text-indent="0cm" style:punctuation-wrap="hanging" style:line-break="strict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cm" fo:margin-bottom="0cm" fo:text-align="end" text:enable-numbering="false" fo:text-indent="0cm" style:punctuation-wrap="hanging" style:line-break="strict"/>
    </style:style>
    <style:style style:name="P4" style:family="paragraph">
      <style:paragraph-properties style:writing-mode="lr-tb"/>
      <style:text-properties fo:font-size="1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.952cm" fo:margin-right="0cm" text:enable-numbering="true" fo:text-indent="-0.952cm"/>
      <style:text-properties fo:font-size="28pt"/>
    </style:style>
    <style:style style:name="P7" style:family="paragraph">
      <style:paragraph-properties fo:margin-left="2.063cm" fo:margin-right="0cm" text:enable-numbering="true" fo:text-indent="-0.793cm"/>
      <style:text-properties fo:font-size="28pt"/>
    </style:style>
    <style:style style:name="P8" style:family="paragraph">
      <style:paragraph-properties fo:margin-left="2.063cm" fo:margin-right="0cm" text:enable-numbering="false" fo:text-indent="-0.793cm"/>
      <style:text-properties fo:font-size="28pt"/>
    </style:style>
    <style:style style:name="P9" style:family="paragraph">
      <style:paragraph-properties fo:margin-left="0.952cm" fo:margin-right="0cm" fo:text-indent="-0.952cm"/>
      <style:text-properties fo:font-size="28pt"/>
    </style:style>
    <style:style style:name="P10" style:family="paragraph">
      <style:paragraph-properties fo:margin-left="0cm" fo:margin-right="0cm" text:enable-numbering="false" fo:text-indent="0cm"/>
      <style:text-properties fo:font-size="32pt"/>
    </style:style>
    <style:style style:name="P11" style:family="paragraph">
      <style:paragraph-properties fo:margin-left="0cm" fo:margin-right="0cm" text:enable-numbering="false" fo:text-indent="0cm" style:writing-mode="lr-tb"/>
      <style:text-properties fo:font-size="32pt"/>
    </style:style>
    <style:style style:name="P12" style:family="paragraph">
      <style:paragraph-properties fo:margin-left="0.952cm" fo:margin-right="0cm" text:enable-numbering="true" fo:text-indent="-0.952cm"/>
      <style:text-properties fo:font-size="24pt"/>
    </style:style>
    <style:style style:name="P13" style:family="paragraph">
      <style:paragraph-properties fo:margin-left="0.952cm" fo:margin-right="0cm" fo:margin-top="0.617cm" fo:margin-bottom="0cm" fo:line-height="86%" text:enable-numbering="true" fo:text-indent="-0.952cm" style:writing-mode="lr-tb"/>
      <style:text-properties fo:font-size="24pt"/>
    </style:style>
    <style:style style:name="P14" style:family="paragraph">
      <style:paragraph-properties fo:margin-left="0cm" fo:margin-right="0cm" fo:line-height="100%" fo:text-align="end" text:enable-numbering="false" fo:text-indent="0cm"/>
    </style:style>
    <style:style style:name="P15" style:family="paragraph">
      <style:paragraph-properties fo:margin-left="0cm" fo:margin-right="0cm" fo:line-height="100%" fo:text-align="end" text:enable-numbering="false" fo:text-indent="0cm" style:writing-mode="lr-tb"/>
      <style:text-properties fo:font-size="18pt"/>
    </style:style>
    <style:style style:name="P16" style:family="paragraph">
      <style:paragraph-properties fo:margin-left="0cm" fo:margin-right="0cm" fo:line-height="100%" text:enable-numbering="false" fo:text-indent="0cm"/>
    </style:style>
    <style:style style:name="P17" style:family="paragraph">
      <style:paragraph-properties fo:margin-left="0cm" fo:margin-right="0cm" fo:line-height="100%" text:enable-numbering="false" fo:text-indent="0cm" style:writing-mode="lr-tb"/>
      <style:text-properties fo:font-size="18pt"/>
    </style:style>
    <style:style style:name="P18" style:family="paragraph">
      <style:paragraph-properties fo:margin-left="0cm" fo:margin-right="0cm" fo:text-indent="0cm"/>
      <style:text-properties fo:font-size="12pt"/>
    </style:style>
    <style:style style:name="P19" style:family="paragraph">
      <style:paragraph-properties fo:margin-left="0cm" fo:margin-right="0cm" text:enable-numbering="false" fo:text-indent="0cm"/>
    </style:style>
    <style:style style:name="P20" style:family="paragraph">
      <style:paragraph-properties fo:margin-left="0cm" fo:margin-right="0cm" text:enable-numbering="false" fo:text-indent="0cm" style:writing-mode="lr-tb"/>
    </style:style>
    <style:style style:name="T1" style:family="text">
      <style:text-properties fo:color="#595959" fo:language="en" fo:country="US" fo:font-weight="bold" style:font-size-asian="36pt" style:font-weight-asian="bold" style:font-size-complex="36pt" style:font-weight-complex="bold"/>
    </style:style>
    <style:style style:name="T2" style:family="text">
      <style:text-properties fo:font-size="16pt" fo:language="en" fo:country="US" fo:font-weight="bold" style:font-weight-asian="bold" style:font-weight-complex="bold"/>
    </style:style>
    <style:style style:name="T3" style:family="text">
      <style:text-properties fo:color="#0032d2" fo:font-size="16pt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28pt"/>
    </style:style>
    <style:style style:name="T5" style:family="text">
      <style:text-properties fo:font-size="32pt" fo:language="en" fo:country="US"/>
    </style:style>
    <style:style style:name="T6" style:family="text">
      <style:text-properties fo:font-size="24pt"/>
    </style:style>
    <style:style style:name="T7" style:family="text">
      <style:text-properties fo:color="#000000" fo:font-family="'Times New Roman'" style:font-family-generic="modern" style:font-pitch="variable" fo:font-size="12pt" fo:language="en" fo:country="GB" style:font-family-asian="Tahoma" style:font-family-generic-asian="modern" style:font-pitch-asian="variable" style:font-size-asian="12pt" style:font-family-complex="Tahoma" style:font-family-generic-complex="modern" style:font-pitch-complex="variable" style:font-size-complex="12pt"/>
    </style:style>
    <style:style style:name="T8" style:family="text">
      <style:text-properties fo:language="en" fo:country="GB"/>
    </style:style>
    <text:list-style style:name="L1">
      <text:list-level-style-bullet text:level="1" text:bullet-char="•">
        <style:text-properties fo:font-family="Calibri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Arial" style:font-family-generic="swiss" style:font-pitch="variable" fo:color="#2eb018" fo:font-size="90%"/>
      </text:list-level-style-bullet>
      <text:list-level-style-bullet text:level="2" text:bullet-char="●">
        <style:list-level-properties text:space-before="1.27cm"/>
        <style:text-properties fo:font-family="Arial" style:font-family-generic="swiss" style:font-pitch="variable" fo:color="#4f81bd" fo:font-size="8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b2b2b2" fo:font-size="75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2eb018" fo:font-size="7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2eb018" fo:font-size="75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2eb018" fo:font-size="75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2eb018" fo:font-size="75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2eb018" fo:font-size="75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2eb018" fo:font-size="75%"/>
      </text:list-level-style-bullet>
    </text:list-style>
    <text:list-style style:name="L3">
      <text:list-level-style-bullet text:level="1" text:bullet-char="●">
        <style:list-level-properties text:min-label-width="0.952cm"/>
        <style:text-properties fo:font-family="Arial" style:font-family-generic="swiss" style:font-pitch="variable" fo:color="#2eb018" fo:font-size="90%"/>
      </text:list-level-style-bullet>
      <text:list-level-style-bullet text:level="2" text:bullet-char="●">
        <style:list-level-properties text:space-before="1.27cm" text:min-label-width="0.793cm"/>
        <style:text-properties fo:font-family="Arial" style:font-family-generic="swiss" style:font-pitch="variable" fo:color="#4f81bd" fo:font-size="8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b2b2b2" fo:font-size="75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2eb018" fo:font-size="75%"/>
      </text:list-level-style-bullet>
      <text:list-level-style-bullet text:level="5" text:bullet-char="•">
        <style:list-level-properties text:space-before="5.08cm" text:min-label-width="0.952cm"/>
        <style:text-properties fo:font-family="Arial" style:font-family-generic="swiss" style:font-pitch="variable" fo:color="#2eb018" fo:font-size="75%"/>
      </text:list-level-style-bullet>
      <text:list-level-style-bullet text:level="6" text:bullet-char="•">
        <style:list-level-properties text:space-before="5.08cm" text:min-label-width="0.952cm"/>
        <style:text-properties fo:font-family="Arial" style:font-family-generic="swiss" style:font-pitch="variable" fo:color="#2eb018" fo:font-size="75%"/>
      </text:list-level-style-bullet>
      <text:list-level-style-bullet text:level="7" text:bullet-char="•">
        <style:list-level-properties text:space-before="5.08cm" text:min-label-width="0.952cm"/>
        <style:text-properties fo:font-family="Arial" style:font-family-generic="swiss" style:font-pitch="variable" fo:color="#2eb018" fo:font-size="75%"/>
      </text:list-level-style-bullet>
      <text:list-level-style-bullet text:level="8" text:bullet-char="•">
        <style:list-level-properties text:space-before="5.08cm" text:min-label-width="0.952cm"/>
        <style:text-properties fo:font-family="Arial" style:font-family-generic="swiss" style:font-pitch="variable" fo:color="#2eb018" fo:font-size="7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1.114cm" svg:height="3.573cm" svg:x="1.905cm" svg:y="7.222cm" presentation:class="title" presentation:user-transformed="true">
          <draw:text-box>
            <text:p text:style-name="P1"><text:span text:style-name="T1">Alfresco Zimbra Integration</text:span></text:p>
          </draw:text-box>
        </draw:frame>
        <draw:frame presentation:style-name="pr2" draw:text-style-name="P4" draw:layer="layout" svg:width="17.264cm" svg:height="3.877cm" svg:x="5.755cm" svg:y="11.906cm">
          <draw:text-box>
            <text:p text:style-name="P3"><text:span text:style-name="T2">Yong Qu</text:span></text:p>
            <text:p text:style-name="P3"><text:span text:style-name="T2">Direct of Solutions Engineering</text:span></text:p>
            <text:p text:style-name="P3"><text:span text:style-name="T3">www.alfresco.com</text:span></text:p>
          </draw:text-box>
        </draw:frame>
        <presentation:notes draw:style-name="dp2">
          <draw:page-thumbnail draw:style-name="gr1" draw:layer="layout" svg:width="12.325cm" svg:height="9.524cm" svg:x="3.361cm" svg:y="1.93cm" draw:page-number="1" presentation:class="page"/>
          <draw:frame presentation:style-name="pr3" draw:text-style-name="P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16.509cm" svg:height="2.546cm" svg:x="8.256cm" svg:y="0.629cm" presentation:class="title" presentation:user-transformed="true">
          <draw:text-box>
            <text:p text:style-name="P5">Introduction</text:p>
          </draw:text-box>
        </draw:frame>
        <draw:frame presentation:style-name="pr5" draw:text-style-name="P9" draw:layer="layout" svg:width="22.859cm" svg:height="12.573cm" svg:x="1.27cm" svg:y="4.457cm" presentation:class="outline">
          <draw:text-box>
            <text:list text:style-name="L3">
              <text:list-item>
                <text:p text:style-name="P6"><text:span text:style-name="T4">Integration of two leading open source solution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Alfresco Enterprise Content Managemen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Zimbra Collaboration Suit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4"/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Built on top of open technologie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Zimbra Zimle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Alfresco Webscrip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YUI Libra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2" presentation:class="page"/>
          <draw:frame presentation:style-name="pr3" draw:text-style-name="P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Why does it matter to get this right?" draw:style-name="dp4" draw:master-page-name="Default" presentation:presentation-page-layout-name="AL2T4" presentation:use-date-time-name="dtd1">
        <office:forms form:automatic-focus="false" form:apply-design-mode="false"/>
        <draw:frame presentation:style-name="pr6" draw:text-style-name="P11" draw:layer="layout" svg:width="16.509cm" svg:height="3.175cm" svg:x="8.256cm" svg:y="0cm" presentation:class="title" presentation:user-transformed="true">
          <draw:text-box>
            <text:p text:style-name="P10"><text:span text:style-name="T5">Key Features</text:span></text:p>
          </draw:text-box>
        </draw:frame>
        <draw:frame presentation:style-name="pr7" draw:text-style-name="P13" draw:layer="layout" svg:width="22.86cm" svg:height="13.29cm" svg:x="1.27cm" svg:y="3.769cm" presentation:class="outline" presentation:user-transformed="true">
          <draw:text-box>
            <text:list text:style-name="L3">
              <text:list-item>
                <text:p text:style-name="P12"><text:span text:style-name="T6">Allowing end user to save incoming email attachments to Alfresco ECM Server.</text:span></text:p>
              </text:list-item>
            </text:list>
            <text:list text:style-name="L3">
              <text:list-item>
                <text:p text:style-name="P12"><text:span text:style-name="T6">Allowing end user to select multiple Alfresco documents and attach them to outgoing emails.</text:span></text:p>
              </text:list-item>
            </text:list>
            <text:list text:style-name="L3">
              <text:list-item>
                <text:p text:style-name="P12"><text:span text:style-name="T6">Providing links for downloading Alfresco Documents when composing emails.</text:span></text:p>
              </text:list-item>
            </text:list>
            <text:list text:style-name="L3">
              <text:list-item>
                <text:p text:style-name="P12"><text:span text:style-name="T6">Allowing end user to paste short links to Alfresco documents directly into outgoing email body.</text:span></text:p>
              </text:list-item>
            </text:list>
            <text:list text:style-name="L3">
              <text:list-item>
                <text:p text:style-name="P12"><text:span text:style-name="T6">Providing easy-to-use widgets for Alfresco space selection and repository navigation.</text:span></text:p>
              </text:list-item>
            </text:list>
            <text:list text:style-name="L3">
              <text:list-item>
                <text:p text:style-name="P12"><text:span text:style-name="T6">Simple installation and setup.</text:span></text:p>
              </text:list-item>
            </text:list>
          </draw:text-box>
        </draw:frame>
        <presentation:notes draw:style-name="dp5">
          <draw:frame draw:style-name="gr2" draw:text-style-name="P15" draw:layer="layout" svg:width="8.427cm" svg:height="1.289cm" svg:x="10.622cm" svg:y="24.11cm">
            <draw:text-box>
              <text:p text:style-name="P14"><text:span text:style-name="T7"><text:page-number>&lt;number&gt;</text:page-number></text:span></text:p>
            </draw:text-box>
          </draw:frame>
          <draw:frame draw:style-name="gr2" draw:text-style-name="P17" draw:layer="layout" svg:width="8.427cm" svg:height="1.289cm" svg:x="0cm" svg:y="24.11cm">
            <draw:text-box>
              <text:p text:style-name="P16"><text:span text:style-name="T7"><presentation:footer/></text:span></text:p>
            </draw:text-box>
          </draw:frame>
          <draw:frame draw:style-name="gr3" draw:text-style-name="P17" draw:layer="layout" svg:width="8.427cm" svg:height="1.289cm" svg:x="0cm" svg:y="0cm">
            <draw:text-box>
              <text:p text:style-name="P16"><text:span text:style-name="T7"><presentation:header/></text:span></text:p>
            </draw:text-box>
          </draw:frame>
          <draw:frame draw:style-name="gr3" draw:text-style-name="P15" draw:layer="layout" svg:width="8.427cm" svg:height="1.289cm" svg:x="10.622cm" svg:y="0cm">
            <draw:text-box>
              <text:p text:style-name="P14"><text:span text:style-name="T7">24/07/06</text:span></text:p>
            </draw:text-box>
          </draw:frame>
          <draw:page-thumbnail draw:layer="layout" svg:width="12.912cm" svg:height="9.684cm" svg:x="3.276cm" svg:y="1.936cm" draw:page-number="3"/>
          <draw:frame presentation:style-name="pr8" draw:text-style-name="P18" draw:layer="layout" svg:width="15.239cm" svg:height="11.456cm" svg:x="1.905cm" svg:y="12.064cm" presentation:class="notes" presentation:placeholder="true">
            <draw:text-box/>
          </draw:frame>
        </presentation:notes>
      </draw:page>
      <draw:page draw:name="page4" draw:style-name="dp6" draw:master-page-name="Default" presentation:use-date-time-name="dtd1">
        <office:forms form:automatic-focus="false" form:apply-design-mode="false"/>
        <draw:frame presentation:style-name="pr9" draw:text-style-name="P20" draw:layer="layout" svg:width="15.875cm" svg:height="2.356cm" svg:x="8.731cm" svg:y="0.184cm" presentation:class="title" presentation:user-transformed="true">
          <draw:text-box>
            <text:p text:style-name="P19"><text:span text:style-name="T8">Architecture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10" draw:text-style-name="P1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6" draw:master-page-name="Default" presentation:use-date-time-name="dtd1">
        <office:forms form:automatic-focus="false" form:apply-design-mode="false"/>
        <draw:frame presentation:style-name="pr9" draw:text-style-name="P20" draw:layer="layout" svg:width="15.875cm" svg:height="2.356cm" svg:x="8.73cm" svg:y="0.184cm" presentation:class="title" presentation:user-transformed="true">
          <draw:text-box>
            <text:p text:style-name="P19"><text:span text:style-name="T8">Alfresco Zimlet in Ac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5" presentation:class="page"/>
          <draw:frame presentation:style-name="pr10" draw:text-style-name="P1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6" draw:master-page-name="Default" presentation:use-date-time-name="dtd1">
        <office:forms form:automatic-focus="false" form:apply-design-mode="false"/>
        <draw:frame presentation:style-name="pr9" draw:text-style-name="P20" draw:layer="layout" svg:width="15.875cm" svg:height="2.356cm" svg:x="8.73cm" svg:y="0.184cm" presentation:class="title" presentation:user-transformed="true">
          <draw:text-box>
            <text:p text:style-name="P19"><text:span text:style-name="T8">Alfresco Zimlet in Ac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6" presentation:class="page"/>
          <draw:frame presentation:style-name="pr10" draw:text-style-name="P1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6" draw:master-page-name="Default" presentation:use-date-time-name="dtd1">
        <office:forms form:automatic-focus="false" form:apply-design-mode="false"/>
        <draw:frame presentation:style-name="pr9" draw:text-style-name="P20" draw:layer="layout" svg:width="15.875cm" svg:height="2.356cm" svg:x="8.73cm" svg:y="0.184cm" presentation:class="title" presentation:user-transformed="true">
          <draw:text-box>
            <text:p text:style-name="P19"><text:span text:style-name="T8">Alfresco Zimlet in Ac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7" presentation:class="page"/>
          <draw:frame presentation:style-name="pr10" draw:text-style-name="P1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6" draw:master-page-name="Default" presentation:use-date-time-name="dtd1">
        <office:forms form:automatic-focus="false" form:apply-design-mode="false"/>
        <draw:frame presentation:style-name="pr9" draw:text-style-name="P20" draw:layer="layout" svg:width="15.875cm" svg:height="2.356cm" svg:x="8.73cm" svg:y="0.184cm" presentation:class="title" presentation:user-transformed="true">
          <draw:text-box>
            <text:p text:style-name="P19"><text:span text:style-name="T8">Alfresco Zimlet in Ac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8" presentation:class="page"/>
          <draw:frame presentation:style-name="pr10" draw:text-style-name="P1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6" draw:master-page-name="Default" presentation:use-date-time-name="dtd1">
        <office:forms form:automatic-focus="false" form:apply-design-mode="false"/>
        <draw:frame presentation:style-name="pr9" draw:text-style-name="P20" draw:layer="layout" svg:width="15.875cm" svg:height="2.356cm" svg:x="8.73cm" svg:y="0.184cm" presentation:class="title" presentation:user-transformed="true">
          <draw:text-box>
            <text:p text:style-name="P19"><text:span text:style-name="T8">Alfresco Zimlet in Ac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9" presentation:class="page"/>
          <draw:frame presentation:style-name="pr10" draw:text-style-name="P1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6" draw:master-page-name="Default" presentation:use-date-time-name="dtd1">
        <office:forms form:automatic-focus="false" form:apply-design-mode="false"/>
        <draw:frame presentation:style-name="pr9" draw:text-style-name="P20" draw:layer="layout" svg:width="15.875cm" svg:height="2.356cm" svg:x="8.73cm" svg:y="0.184cm" presentation:class="title" presentation:user-transformed="true">
          <draw:text-box>
            <text:p text:style-name="P19"><text:span text:style-name="T8">Alfresco Zimlet in Ac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10" presentation:class="page"/>
          <draw:frame presentation:style-name="pr10" draw:text-style-name="P1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6" draw:master-page-name="Default" presentation:use-date-time-name="dtd1">
        <office:forms form:automatic-focus="false" form:apply-design-mode="false"/>
        <draw:frame presentation:style-name="pr9" draw:text-style-name="P20" draw:layer="layout" svg:width="15.875cm" svg:height="2.356cm" svg:x="8.73cm" svg:y="0.184cm" presentation:class="title" presentation:user-transformed="true">
          <draw:text-box>
            <text:p text:style-name="P19"><text:span text:style-name="T8">Alfresco Zimlet in Ac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11" presentation:class="page"/>
          <draw:frame presentation:style-name="pr10" draw:text-style-name="P1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6" draw:master-page-name="Default" presentation:use-date-time-name="dtd1">
        <office:forms form:automatic-focus="false" form:apply-design-mode="false"/>
        <draw:frame presentation:style-name="pr9" draw:text-style-name="P20" draw:layer="layout" svg:width="15.875cm" svg:height="2.356cm" svg:x="8.73cm" svg:y="0.184cm" presentation:class="title" presentation:user-transformed="true">
          <draw:text-box>
            <text:p text:style-name="P19"><text:span text:style-name="T8">Alfresco Zimlet in Ac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12" presentation:class="page"/>
          <draw:frame presentation:style-name="pr10" draw:text-style-name="P18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40000000300AF7BC0D0.png" xlink:type="simple" xlink:show="embed" xlink:actuate="onLoad"/>
    <draw:fill-image draw:name="Bitmape_20_3" draw:display-name="Bitmape 3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3" draw:opacity="50%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Calibri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style:line-height-at-least="1.058cm" fo:text-align="end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Arial" style:font-family-generic="swiss" style:font-pitch="variable" fo:color="#2eb018" fo:font-size="90%"/>
          </text:list-level-style-bullet>
          <text:list-level-style-bullet text:level="2" text:bullet-char="●">
            <style:list-level-properties text:space-before="1.27cm"/>
            <style:text-properties fo:font-family="Arial" style:font-family-generic="swiss" style:font-pitch="variable" fo:color="#4f81bd" fo:font-size="8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b2b2b2" fo:font-size="75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2eb018" fo:font-size="7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2eb018" fo:font-size="75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2eb018" fo:font-size="75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2eb018" fo:font-size="75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2eb018" fo:font-size="75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2eb018" fo:font-size="75%"/>
          </text:list-level-style-bullet>
        </text:list-style>
      </style:graphic-properties>
      <style:paragraph-properties fo:margin-left="0cm" fo:margin-right="0cm" fo:margin-top="0.529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min-label-width="0.952cm"/>
            <style:text-properties fo:font-family="Arial" style:font-family-generic="swiss" style:font-pitch="variable" fo:color="#2eb018" fo:font-size="90%"/>
          </text:list-level-style-bullet>
          <text:list-level-style-bullet text:level="2" text:bullet-char="●">
            <style:list-level-properties text:space-before="1.27cm" text:min-label-width="0.793cm"/>
            <style:text-properties fo:font-family="Arial" style:font-family-generic="swiss" style:font-pitch="variable" fo:color="#4f81bd" fo:font-size="8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b2b2b2" fo:font-size="75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2eb018" fo:font-size="75%"/>
          </text:list-level-style-bullet>
          <text:list-level-style-bullet text:level="5" text:bullet-char="•">
            <style:list-level-properties text:space-before="5.08cm" text:min-label-width="0.952cm"/>
            <style:text-properties fo:font-family="Arial" style:font-family-generic="swiss" style:font-pitch="variable" fo:color="#2eb018" fo:font-size="75%"/>
          </text:list-level-style-bullet>
          <text:list-level-style-bullet text:level="6" text:bullet-char="•">
            <style:list-level-properties text:space-before="5.08cm" text:min-label-width="0.952cm"/>
            <style:text-properties fo:font-family="Arial" style:font-family-generic="swiss" style:font-pitch="variable" fo:color="#2eb018" fo:font-size="75%"/>
          </text:list-level-style-bullet>
          <text:list-level-style-bullet text:level="7" text:bullet-char="•">
            <style:list-level-properties text:space-before="5.08cm" text:min-label-width="0.952cm"/>
            <style:text-properties fo:font-family="Arial" style:font-family-generic="swiss" style:font-pitch="variable" fo:color="#2eb018" fo:font-size="75%"/>
          </text:list-level-style-bullet>
          <text:list-level-style-bullet text:level="8" text:bullet-char="•">
            <style:list-level-properties text:space-before="5.08cm" text:min-label-width="0.952cm"/>
            <style:text-properties fo:font-family="Arial" style:font-family-generic="swiss" style:font-pitch="variable" fo:color="#2eb018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529cm" fo:margin-bottom="0cm" fo:line-height="100%" fo:text-align="start" text:enable-numbering="true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0404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7f7f7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0404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cm" fo:line-height="100%" fo:text-align="start" text:enable-numbering="true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0404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6.032cm" fo:margin-right="0cm" fo:margin-top="0cm" fo:margin-bottom="0cm" fo:line-height="100%" fo:text-align="start" text:enable-numbering="true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40404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6.032cm" fo:margin-right="0cm" fo:margin-top="0cm" fo:margin-bottom="0cm" fo:line-height="100%" fo:text-align="start" text:enable-numbering="true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40404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6.032cm" fo:margin-right="0cm" fo:margin-top="0cm" fo:margin-bottom="0cm" fo:line-height="100%" fo:text-align="start" text:enable-numbering="true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40404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6.032cm" fo:margin-right="0cm" fo:margin-top="0cm" fo:margin-bottom="0cm" fo:line-height="100%" fo:text-align="start" text:enable-numbering="true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40404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6.032cm" fo:margin-right="0cm" fo:margin-top="0cm" fo:margin-bottom="0cm" fo:line-height="100%" fo:text-align="start" text:enable-numbering="true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40404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4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char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bitmap" draw:fill-color="#ffffff" draw:fill-image-name="Bitmape_20_1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2.859cm" svg:height="3.18cm" svg:x="1.27cm" svg:y="0.759cm" presentation:class="title" presentation:placeholder="true">
        <draw:text-box/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draw:frame presentation:style-name="pr1" draw:text-style-name="P1" draw:layer="backgroundobjects" svg:width="5.917cm" svg:height="1.314cm" svg:x="1.27cm" svg:y="17.354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051cm" svg:height="1.314cm" svg:x="8.686cm" svg:y="17.354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5.917cm" svg:height="1.314cm" svg:x="18.211cm" svg:y="17.354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2.325cm" svg:height="9.524cm" svg:x="3.361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  <draw:frame presentation:style-name="pr2" draw:text-style-name="P1" draw:layer="backgroundobjects" svg:width="8.267cm" svg:height="1.269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8.267cm" svg:height="1.269cm" svg:x="10.78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8.267cm" svg:height="1.269cm" svg:x="0cm" svg:y="24.1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8.267cm" svg:height="1.269cm" svg:x="10.782cm" svg:y="24.1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dc:title>Slide 1</dc:title>
    <meta:initial-creator>Dobysh</meta:initial-creator>
    <meta:creation-date>2007-05-25T03:29:53</meta:creation-date>
    <dc:creator>Yong Qu</dc:creator>
    <dc:date>2008-07-15T11:35:46</dc:date>
    <meta:print-date>2007-06-18T15:07:20</meta:print-date>
    <dc:language>en-US</dc:language>
    <meta:editing-cycles>153</meta:editing-cycles>
    <meta:editing-duration>P3DT10H8M26S</meta:editing-duration>
    <meta:user-defined meta:name="Info 1"/>
    <meta:user-defined meta:name="Info 2"/>
    <meta:user-defined meta:name="Info 3"/>
    <meta:user-defined meta:name="Info 4"/>
    <meta:document-statistic meta:object-count="64"/>
  </office:meta>
</office:document-meta>
</file>